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IPPP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5$Win32 OpenOffice.org_project/415m1$Build-9789</meta:generator>
    <dc:date>2018-03-13T20:21:29.24</dc:date>
    <meta:document-statistic meta:table-count="0" meta:image-count="0" meta:object-count="0" meta:page-count="1" meta:paragraph-count="1" meta:word-count="1" meta:character-count="7"/>
    <dc:creator>Sindre M. Hermstad</dc:creator>
    <meta:user-defined meta:name="Info 1"/>
    <meta:user-defined meta:name="Info 2"/>
    <meta:user-defined meta:name="Info 3"/>
    <meta:user-defined meta:name="Info 4"/>
  </office:meta>
</office:document-meta>
</file>